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Calibri" svg:font-family="Calibri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76d4e" officeooo:paragraph-rsid="00076d4e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076d4e" officeooo:paragraph-rsid="00076d4e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officeooo:rsid="00076d4e" officeooo:paragraph-rsid="00076d4e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bold" officeooo:rsid="000b994f" officeooo:paragraph-rsid="000b994f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officeooo:rsid="000ff26c" officeooo:paragraph-rsid="000ff26c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rsid="000b994f" officeooo:paragraph-rsid="000b994f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rsid="00076d4e" officeooo:paragraph-rsid="00076d4e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0cda0c" officeooo:paragraph-rsid="000cda0c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080607" officeooo:paragraph-rsid="00080607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0ff26c" officeooo:paragraph-rsid="000ff26c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1pt" fo:font-weight="bold" officeooo:rsid="00076d4e" officeooo:paragraph-rsid="00076d4e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0b994f" officeooo:paragraph-rsid="000b994f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0b994f" officeooo:paragraph-rsid="0023187f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bold" officeooo:rsid="0010f545" officeooo:paragraph-rsid="0010f545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officeooo:rsid="0010f545" officeooo:paragraph-rsid="001f204b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officeooo:rsid="00076d4e" officeooo:paragraph-rsid="001c2c5d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officeooo:rsid="00076d4e" officeooo:paragraph-rsid="001d53d8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076d4e" officeooo:paragraph-rsid="001f204b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weight="bold" officeooo:rsid="001f204b" officeooo:paragraph-rsid="001f204b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weight="bold" officeooo:paragraph-rsid="0010f545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1pt" fo:font-weight="bold" officeooo:rsid="00076d4e" officeooo:paragraph-rsid="001d53d8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1pt" fo:font-weight="bold" officeooo:rsid="00076d4e" officeooo:paragraph-rsid="001f204b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0607" style:font-weight-asian="normal" style:font-weight-complex="normal"/>
    </style:style>
    <style:style style:name="T3" style:family="text">
      <style:text-properties fo:font-weight="normal" officeooo:rsid="00124b99" style:font-weight-asian="normal" style:font-weight-complex="normal"/>
    </style:style>
    <style:style style:name="T4" style:family="text">
      <style:text-properties fo:font-weight="normal" officeooo:rsid="0013c498" style:font-weight-asian="normal" style:font-weight-complex="normal"/>
    </style:style>
    <style:style style:name="T5" style:family="text">
      <style:text-properties fo:font-weight="normal" officeooo:rsid="0014ad7c" style:font-weight-asian="normal" style:font-weight-complex="normal"/>
    </style:style>
    <style:style style:name="T6" style:family="text">
      <style:text-properties fo:font-weight="normal" officeooo:rsid="00170695" style:font-weight-asian="normal" style:font-weight-complex="normal"/>
    </style:style>
    <style:style style:name="T7" style:family="text">
      <style:text-properties fo:font-weight="normal" officeooo:rsid="0019b104" style:font-weight-asian="normal" style:font-weight-complex="normal"/>
    </style:style>
    <style:style style:name="T8" style:family="text">
      <style:text-properties fo:font-weight="normal" officeooo:rsid="001d53d8" style:font-weight-asian="normal" style:font-weight-complex="normal"/>
    </style:style>
    <style:style style:name="T9" style:family="text">
      <style:text-properties fo:font-weight="normal" officeooo:rsid="0010f545" style:font-size-asian="9.60000038146973pt" style:font-weight-asian="normal" style:font-size-complex="11pt" style:font-weight-complex="normal"/>
    </style:style>
    <style:style style:name="T10" style:family="text">
      <style:text-properties fo:font-weight="normal" officeooo:rsid="00124b99" style:font-size-asian="9.60000038146973pt" style:font-weight-asian="normal" style:font-size-complex="11pt" style:font-weight-complex="normal"/>
    </style:style>
    <style:style style:name="T11" style:family="text">
      <style:text-properties officeooo:rsid="000cda0c"/>
    </style:style>
    <style:style style:name="T12" style:family="text">
      <style:text-properties officeooo:rsid="000e596c"/>
    </style:style>
    <style:style style:name="T13" style:family="text">
      <style:text-properties officeooo:rsid="000ff26c"/>
    </style:style>
    <style:style style:name="T14" style:family="text">
      <style:text-properties officeooo:rsid="0013c498"/>
    </style:style>
    <style:style style:name="T15" style:family="text">
      <style:text-properties officeooo:rsid="001aa6d8"/>
    </style:style>
    <style:style style:name="T16" style:family="text">
      <style:text-properties fo:font-variant="normal" fo:text-transform="none" style:font-name="Whitney" fo:font-size="11.25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style:font-name="Whitney" fo:font-size="11.25pt" fo:letter-spacing="normal" fo:font-style="normal" fo:font-weight="normal" style:font-size-asian="11pt" style:font-weight-asian="normal" style:font-weight-complex="normal"/>
    </style:style>
    <style:style style:name="T18" style:family="text">
      <style:text-properties fo:font-variant="normal" fo:text-transform="none" style:font-name="Whitney" fo:letter-spacing="normal" fo:font-style="normal" fo:font-weight="normal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1d53d8" style:font-weight-asian="normal" style:font-weight-complex="normal"/>
    </style:style>
    <style:style style:name="T22" style:family="text">
      <style:text-properties fo:font-variant="normal" fo:text-transform="none" fo:letter-spacing="normal" fo:font-style="normal" fo:font-weight="normal" officeooo:rsid="001f86c9" style:font-weight-asian="normal" style:font-weight-complex="normal"/>
    </style:style>
    <style:style style:name="T23" style:family="text">
      <style:text-properties fo:font-variant="normal" fo:text-transform="none" fo:letter-spacing="normal" fo:font-style="normal" fo:font-weight="normal" officeooo:rsid="00200270" style:font-weight-asian="normal" style:font-weight-complex="normal"/>
    </style:style>
    <style:style style:name="T24" style:family="text">
      <style:text-properties fo:font-variant="normal" fo:text-transform="none" fo:letter-spacing="normal" fo:font-style="normal" officeooo:rsid="001d53d8"/>
    </style:style>
    <style:style style:name="T25" style:family="text">
      <style:text-properties fo:font-variant="normal" fo:text-transform="none" style:font-name="Liberation Serif1" fo:letter-spacing="normal" fo:font-style="normal" fo:font-weight="normal" officeooo:rsid="00076d4e" style:font-size-asian="11pt" style:font-weight-asian="normal" style:font-weight-complex="normal"/>
    </style:style>
    <style:style style:name="T26" style:family="text">
      <style:text-properties fo:font-variant="normal" fo:text-transform="none" style:font-name="Liberation Serif1" fo:letter-spacing="normal" fo:font-style="normal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style:font-name="Liberation Serif1" fo:letter-spacing="normal" fo:font-style="normal" fo:font-weight="normal" officeooo:rsid="002795cf" style:font-size-asian="11pt" style:font-weight-asian="normal" style:font-size-complex="11pt" style:font-weight-complex="normal"/>
    </style:style>
    <style:style style:name="T28" style:family="text">
      <style:text-properties officeooo:rsid="0023187f"/>
    </style:style>
    <style:style style:name="T29" style:family="text">
      <style:text-properties officeooo:rsid="0010f545" style:font-size-asian="9.60000038146973pt" style:font-weight-asian="bold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Journal de bord projet we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Groupe 1 : Arnaud – Clément - Jeremy</text:p>
      <text:p text:style-name="P11">08/01/18 : </text:p>
      <text:p text:style-name="P7"><text:tab/>Création du <text:span text:style-name="T15">wireframe</text:span> par Clément, vérification et validation.</text:p>
      <text:p text:style-name="P8">Modifications du <text:span text:style-name="T15">wireframe</text:span> par Arnaud.</text:p>
      <text:p text:style-name="P7">Création d’un répertoire GitHub, mise en place de l’environnement de travail et des répertoires.</text:p>
      <text:p text:style-name="P9">Récupération des différentes images par Clément.</text:p>
      <text:p text:style-name="P7">Répartition des taches : </text:p>
      <text:p text:style-name="P7"><text:tab/><text:tab/><text:tab/>Clément : CSS</text:p>
      <text:p text:style-name="P7"><text:tab/><text:tab/><text:tab/>Arnaud : HTML</text:p>
      <text:p text:style-name="P7"><text:tab/><text:tab/><text:tab/>Jeremy : JavaScript</text:p>
      <text:p text:style-name="P6"/>
      <text:p text:style-name="P4">09/01/18 :</text:p>
      <text:p text:style-name="P6"><text:tab/>Création du bandeau (ajout de la carte avec adresse associée en js + animation ) et du header par Jeremy, <text:span text:style-name="T14">mise en place d’un système de récupération du jour courant pour afficher l’adresse associée</text:span>.</text:p>
      <text:p text:style-name="P6"><text:span text:style-name="T11">Fin de r</text:span>écupération des images <text:span text:style-name="T11">des produits</text:span> par <text:span text:style-name="T12">Clément.</text:span></text:p>
      <text:p text:style-name="P16"><text:span text:style-name="T1">Édition des pages </text:span><text:span text:style-name="T6">HTML</text:span><text:span text:style-name="T1"> types (structure), ajout d’images (logos social) </text:span><text:span text:style-name="T2">par Arnaud</text:span><text:span text:style-name="T1">.</text:span></text:p>
      <text:p text:style-name="P6">Création du log<text:span text:style-name="T28">o.</text:span></text:p>
      <text:p text:style-name="P6"/>
      <text:p text:style-name="P5">10/01/18 :</text:p>
      <text:p text:style-name="P13"><text:tab/>F<text:span text:style-name="T13">inition du header et du bandeau + ajout d’animations par Jeremy, <text:s/>intégration HTML</text:span> par Arnaud.</text:p>
      <text:p text:style-name="P6"/>
      <text:p text:style-name="P14">13/01/18 :</text:p>
      <text:p text:style-name="P14"><text:tab/><text:span text:style-name="T1">Jeremy travaille sur le menu déroulant et la</text:span><text:span text:style-name="T4"> création des animations </text:span><text:span text:style-name="T7">JS</text:span><text:span text:style-name="T4"> </text:span><text:span text:style-name="T5">des pages « Nous trouver » et « Evenements »</text:span><text:span text:style-name="T1">.</text:span></text:p>
      <text:p text:style-name="P14"><text:span text:style-name="T8"/></text:p>
      <text:p text:style-name="P21"><text:span text:style-name="T24">14/01/18 :</text:span><text:span text:style-name="T21"> </text:span></text:p>
      <text:p text:style-name="P21"><text:span text:style-name="T21"><text:tab/>Fin du HTML. Vérification et validation du HTML par Clément. Création d’id pour le css, récupération d’autres images par Clément et redimensionnement des images par Arnaud sur Photoshop.</text:span></text:p>
      <text:p text:style-name="P21"><text:span text:style-name="T21"/></text:p>
      <text:p text:style-name="P14">16/01/18 :</text:p>
      <text:p text:style-name="P15"><text:tab/><text:span text:style-name="T25">Création du CSS par Clément sur les pages Index, Accueil, Carte, Menu, Hamburger, Dessert, Boissons, Nous trouver, Evenements. </text:span></text:p>
      <text:p text:style-name="P15"><text:span text:style-name="T25"/></text:p>
      <text:p text:style-name="P22"><text:span text:style-name="T19">19/01/18 : </text:span></text:p>
      <text:p text:style-name="P22"><text:span text:style-name="T20"><text:tab/>Fin du C</text:span><text:span text:style-name="T23">SS</text:span><text:span text:style-name="T20">. Vérification du CSS par Arnaud et Jeremy. </text:span><text:span text:style-name="T22">Redimensionnement</text:span><text:span text:style-name="T20"> des images sur le CSS par Arnaud. Ajouts des commentaires sur les fichiers </text:span><text:span text:style-name="T23">CSS</text:span><text:span text:style-name="T20">.</text:span></text:p>
      <text:p text:style-name="P18"><text:span text:style-name="T17"/></text:p>
      <text:p text:style-name="P19">20/01/18 :</text:p>
      <text:p text:style-name="P20"><text:span text:style-name="T29"><text:tab/></text:span><text:span text:style-name="T9">Ajout de modifications pour la version mobile (animations au clic </text:span><text:span text:style-name="T10">et redimensionnement</text:span><text:span text:style-name="T9"> pour le bandeau </text:span><text:span text:style-name="T10">latéral</text:span><text:span text:style-name="T9"> et suppression du menu déroulant jugé lourd sur ces terminaux </text:span><text:span text:style-name="T10">et récupération de la police par Jeremy</text:span><text:span text:style-name="T9">. </text:span><text:span text:style-name="T26">Consultation avec les clients pour la prise de commande avec les utilisateurs au niveau du header </text:span><text:span text:style-name="T27">afin de discuter des détails concernant la possibilité de commander en ligne, d’avoir des utilisateurs authentifiés et</text:span><text:span text:style-name="T26"> l’administration de </text:span><text:span text:style-name="T27">la base de donnée.</text:span></text:p>
      <text:p text:style-name="P14"><text:span text:style-name="T1"/></text:p>
      <text:p text:style-name="P17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Calibri" svg:font-family="Calibri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0:59:52.652961049</meta:creation-date>
    <meta:generator>LibreOffice/5.2.7.2$Linux_X86_64 LibreOffice_project/20m0$Build-2</meta:generator>
    <dc:date>2018-02-05T10:58:34.349252478</dc:date>
    <meta:editing-duration>P2DT6H42M49S</meta:editing-duration>
    <meta:editing-cycles>24</meta:editing-cycles>
    <meta:document-statistic meta:table-count="0" meta:image-count="0" meta:object-count="0" meta:page-count="2" meta:paragraph-count="29" meta:word-count="312" meta:character-count="1976" meta:non-whitespace-character-count="1667"/>
  </office:meta>
</office:document-meta>
</file>